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5.08cm" svg:stroke-color="#000000" draw:marker-start-width="7.796cm" draw:marker-end-width="7.796cm" draw:fill="none" draw:textarea-horizontal-align="justify" draw:textarea-vertical-align="middle" draw:auto-grow-height="false" fo:min-height="33.18cm" fo:min-width="32.93cm" fo:padding-top="2.641cm" fo:padding-bottom="2.641cm" fo:padding-left="2.766cm" fo:padding-right="2.766cm"/>
    </style:style>
    <style:style style:name="gr2" style:family="graphic" style:parent-style-name="objectwithoutfill">
      <style:graphic-properties svg:stroke-width="5.08cm" svg:stroke-color="#000000" draw:marker-start-width="7.819cm" draw:marker-end-width="7.819cm" draw:fill="none" draw:textarea-vertical-align="middle" fo:padding-top="2.664cm" fo:padding-bottom="2.664cm" fo:padding-left="2.789cm" fo:padding-right="2.789cm"/>
    </style:style>
    <style:style style:name="gr3" style:family="graphic" style:parent-style-name="objectwithoutfill">
      <style:graphic-properties svg:stroke-width="2.54cm" svg:stroke-color="#000000" draw:marker-start-width="4.009cm" draw:marker-end-width="4.009cm" draw:fill="none" draw:textarea-vertical-align="middle" fo:padding-top="1.394cm" fo:padding-bottom="1.394cm" fo:padding-left="1.519cm" fo:padding-right="1.51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0.8cm" svg:height="50.8cm" svg:x="3.8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6.99cm" svg:y1="46.99cm" svg:x2="72.39cm" svg:y2="72.39cm">
          <text:p/>
        </draw:line>
        <draw:line draw:style-name="gr3" draw:text-style-name="P1" draw:layer="layout" svg:x1="15.24cm" svg:y1="29.21cm" svg:x2="43.18cm" svg:y2="29.21cm">
          <text:p/>
        </draw:line>
        <draw:line draw:style-name="gr3" draw:text-style-name="P1" draw:layer="layout" svg:x1="29.21cm" svg:y1="43.18cm" svg:x2="29.21cm" svg:y2="15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1.28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4T19:06:25.090760923</dc:date>
    <meta:editing-duration>PT47M42S</meta:editing-duration>
    <meta:editing-cycles>11</meta:editing-cycles>
    <meta:generator>LibreOffice/6.0.5.2$MacOSX_X86_64 LibreOffice_project/54c8cbb85f300ac59db32fe8a675ff7683cd5a16</meta:generator>
    <meta:document-statistic meta:object-count="4"/>
  </office:meta>
</office:document-meta>
</file>